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0.05pt solid #000000"/>
    </style:style>
    <style:style style:name="Tableau1" style:family="table">
      <style:table-properties style:width="5.694cm" table:align="left"/>
    </style:style>
    <style:style style:name="Tableau1.A" style:family="table-column">
      <style:table-column-properties style:column-width="5.694cm"/>
    </style:style>
    <style:style style:name="Tableau1.A1" style:family="table-cell">
      <style:table-cell-properties fo:background-color="#eeeeee" fo:padding="0.097cm" fo:border="0.05pt solid #000000">
        <style:background-image/>
      </style:table-cell-properties>
    </style:style>
    <style:style style:name="Tableau3" style:family="table">
      <style:table-properties style:width="5.694cm" table:align="left"/>
    </style:style>
    <style:style style:name="Tableau3.A" style:family="table-column">
      <style:table-column-properties style:column-width="5.694cm"/>
    </style:style>
    <style:style style:name="Tableau3.A1" style:family="table-cell">
      <style:table-cell-properties fo:background-color="#eeeeee" fo:padding="0.097cm" fo:border="0.05pt solid #000000">
        <style:background-image/>
      </style:table-cell-properties>
    </style:style>
    <style:style style:name="Tableau2" style:family="table">
      <style:table-properties style:width="5.694cm" table:align="left"/>
    </style:style>
    <style:style style:name="Tableau2.A" style:family="table-column">
      <style:table-column-properties style:column-width="5.694cm"/>
    </style:style>
    <style:style style:name="Tableau2.A1" style:family="table-cell">
      <style:table-cell-properties fo:background-color="#eeeeee" fo:padding="0.097cm" fo:border="0.05pt solid #000000">
        <style:background-image/>
      </style:table-cell-properties>
    </style:style>
    <style:style style:name="P1" style:family="paragraph" style:parent-style-name="Table_20_Contents">
      <style:text-properties officeooo:rsid="001e4f96" officeooo:paragraph-rsid="001e4f96"/>
    </style:style>
    <style:style style:name="P2" style:family="paragraph" style:parent-style-name="Table_20_Contents">
      <style:text-properties officeooo:rsid="00256ae6" officeooo:paragraph-rsid="00256ae6"/>
    </style:style>
    <style:style style:name="P3" style:family="paragraph" style:parent-style-name="Standard">
      <style:text-properties fo:color="#666666" officeooo:rsid="00133be5" officeooo:paragraph-rsid="00133be5"/>
    </style:style>
    <style:style style:name="P4" style:family="paragraph" style:parent-style-name="Standard">
      <style:text-properties fo:color="#666666" officeooo:rsid="00133be5" officeooo:paragraph-rsid="0019bf77"/>
    </style:style>
    <style:style style:name="P5" style:family="paragraph" style:parent-style-name="Standard">
      <style:text-properties fo:color="#666666" style:text-underline-style="solid" style:text-underline-width="auto" style:text-underline-color="font-color" fo:font-weight="bold" officeooo:rsid="00133be5" officeooo:paragraph-rsid="00133be5" style:font-weight-asian="bold" style:font-weight-complex="bold"/>
    </style:style>
    <style:style style:name="P6" style:family="paragraph" style:parent-style-name="Standard">
      <style:text-properties fo:color="#666666" style:text-underline-style="solid" style:text-underline-width="auto" style:text-underline-color="font-color" fo:font-weight="bold" officeooo:rsid="00133be5" officeooo:paragraph-rsid="0019bf77" style:font-weight-asian="bold" style:font-weight-complex="bold"/>
    </style:style>
    <style:style style:name="P7" style:family="paragraph" style:parent-style-name="Standard">
      <style:text-properties fo:color="#666666" style:text-underline-style="solid" style:text-underline-width="auto" style:text-underline-color="font-color" fo:font-weight="bold" officeooo:rsid="002a64a2" officeooo:paragraph-rsid="002a64a2" style:font-weight-asian="bold" style:font-weight-complex="bold"/>
    </style:style>
    <style:style style:name="P8" style:family="paragraph" style:parent-style-name="Standard">
      <style:text-properties fo:color="#666666" style:text-underline-style="none" fo:font-weight="normal" officeooo:rsid="00133be5" officeooo:paragraph-rsid="00133be5" style:font-weight-asian="normal" style:font-weight-complex="normal"/>
    </style:style>
    <style:style style:name="P9" style:family="paragraph" style:parent-style-name="Standard">
      <style:text-properties fo:color="#666666" style:text-underline-style="none" fo:font-weight="normal" officeooo:rsid="00133be5" officeooo:paragraph-rsid="001e4f96" style:font-weight-asian="normal" style:font-weight-complex="normal"/>
    </style:style>
    <style:style style:name="P10" style:family="paragraph" style:parent-style-name="Standard">
      <style:text-properties fo:color="#666666" style:text-underline-style="none" fo:font-weight="normal" officeooo:rsid="00133be5" officeooo:paragraph-rsid="00256ae6" style:font-weight-asian="normal" style:font-weight-complex="normal"/>
    </style:style>
    <style:style style:name="P11" style:family="paragraph" style:parent-style-name="Standard">
      <style:text-properties fo:color="#666666" style:text-underline-style="none" fo:font-weight="normal" officeooo:rsid="002a64a2" officeooo:paragraph-rsid="002a64a2" style:font-weight-asian="normal" style:font-weight-complex="normal"/>
    </style:style>
    <style:style style:name="P12" style:family="paragraph" style:parent-style-name="Standard">
      <style:text-properties fo:color="#666666" style:text-underline-style="none" fo:font-weight="normal" officeooo:rsid="002e2094" officeooo:paragraph-rsid="002e2094" style:font-weight-asian="normal" style:font-weight-complex="normal"/>
    </style:style>
    <style:style style:name="P13" style:family="paragraph" style:parent-style-name="Standard">
      <style:text-properties fo:color="#666666" style:text-underline-style="none" fo:font-weight="normal" officeooo:rsid="002e24db" officeooo:paragraph-rsid="002e24db" style:font-weight-asian="normal" style:font-weight-complex="normal"/>
    </style:style>
    <style:style style:name="P14" style:family="paragraph" style:parent-style-name="Standard">
      <style:text-properties fo:color="#666666" style:text-underline-style="none" fo:font-weight="normal" officeooo:rsid="002e24db" officeooo:paragraph-rsid="0037a180" style:font-weight-asian="normal" style:font-weight-complex="normal"/>
    </style:style>
    <style:style style:name="P15" style:family="paragraph" style:parent-style-name="Standard">
      <style:text-properties fo:color="#666666" style:text-underline-style="none" fo:font-weight="normal" officeooo:rsid="002fb3aa" officeooo:paragraph-rsid="002fb3aa" style:font-weight-asian="normal" style:font-weight-complex="normal"/>
    </style:style>
    <style:style style:name="P16" style:family="paragraph" style:parent-style-name="Standard">
      <style:text-properties fo:color="#666666" style:text-underline-style="none" fo:font-weight="normal" officeooo:rsid="002fb3aa" officeooo:paragraph-rsid="00315da9" style:font-weight-asian="normal" style:font-weight-complex="normal"/>
    </style:style>
    <style:style style:name="P17" style:family="paragraph" style:parent-style-name="Standard">
      <style:text-properties fo:color="#666666" style:text-underline-style="none" fo:font-weight="normal" officeooo:rsid="00315da9" officeooo:paragraph-rsid="00315da9" style:font-weight-asian="normal" style:font-weight-complex="normal"/>
    </style:style>
    <style:style style:name="P18" style:family="paragraph" style:parent-style-name="Standard">
      <style:text-properties fo:color="#666666" style:text-underline-style="none" fo:font-weight="normal" officeooo:rsid="00324ef7" officeooo:paragraph-rsid="00324ef7" style:font-weight-asian="normal" style:font-weight-complex="normal"/>
    </style:style>
    <style:style style:name="P19" style:family="paragraph" style:parent-style-name="Standard">
      <style:text-properties fo:color="#666666" style:text-underline-style="none" fo:font-weight="normal" officeooo:rsid="00332486" officeooo:paragraph-rsid="00332486" style:font-weight-asian="normal" style:font-weight-complex="normal"/>
    </style:style>
    <style:style style:name="P20" style:family="paragraph" style:parent-style-name="Standard">
      <style:text-properties fo:color="#666666" style:text-underline-style="none" fo:font-weight="normal" officeooo:rsid="00332486" officeooo:paragraph-rsid="0034aab2" style:font-weight-asian="normal" style:font-weight-complex="normal"/>
    </style:style>
    <style:style style:name="P21" style:family="paragraph" style:parent-style-name="Standard">
      <style:text-properties fo:color="#666666" style:text-underline-style="none" fo:font-weight="normal" officeooo:rsid="0034aab2" officeooo:paragraph-rsid="0034aab2" style:font-weight-asian="normal" style:font-weight-complex="normal"/>
    </style:style>
    <style:style style:name="P22" style:family="paragraph" style:parent-style-name="Standard">
      <style:text-properties fo:color="#ff3333" style:text-underline-style="none" fo:font-weight="normal" officeooo:rsid="0015cd61" officeooo:paragraph-rsid="0015cd61" style:font-weight-asian="normal" style:font-weight-complex="normal"/>
    </style:style>
    <style:style style:name="P23" style:family="paragraph" style:parent-style-name="Standard">
      <style:text-properties fo:color="#666666" style:text-underline-style="none" fo:font-weight="normal" officeooo:rsid="002e2094" officeooo:paragraph-rsid="002a64a2" style:font-weight-asian="normal" style:font-weight-complex="normal"/>
    </style:style>
    <style:style style:name="P24" style:family="paragraph" style:parent-style-name="Standard">
      <style:text-properties fo:color="#666666" style:text-underline-style="none" fo:font-weight="normal" officeooo:rsid="002fb3aa" officeooo:paragraph-rsid="0037a180" style:font-weight-asian="normal" style:font-weight-complex="normal"/>
    </style:style>
    <style:style style:name="P25" style:family="paragraph" style:parent-style-name="Standard">
      <style:text-properties fo:color="#666666" style:text-underline-style="none" fo:font-weight="normal" officeooo:rsid="00315da9" officeooo:paragraph-rsid="00315da9" style:font-weight-asian="normal" style:font-weight-complex="normal"/>
    </style:style>
    <style:style style:name="T1" style:family="text">
      <style:text-properties officeooo:rsid="00146f09"/>
    </style:style>
    <style:style style:name="T2" style:family="text">
      <style:text-properties officeooo:rsid="0015cd61"/>
    </style:style>
    <style:style style:name="T3" style:family="text">
      <style:text-properties officeooo:rsid="0019bf77"/>
    </style:style>
    <style:style style:name="T4" style:family="text">
      <style:text-properties officeooo:rsid="001c8572"/>
    </style:style>
    <style:style style:name="T5" style:family="text">
      <style:text-properties officeooo:rsid="0024ac44"/>
    </style:style>
    <style:style style:name="T6" style:family="text">
      <style:text-properties officeooo:rsid="00259807"/>
    </style:style>
    <style:style style:name="T7" style:family="text">
      <style:text-properties officeooo:rsid="002e2094"/>
    </style:style>
    <style:style style:name="T8" style:family="text">
      <style:text-properties officeooo:rsid="00315da9"/>
    </style:style>
    <style:style style:name="T9" style:family="text">
      <style:text-properties officeooo:rsid="0037a180"/>
    </style:style>
    <style:style style:name="T10" style:family="text">
      <style:text-properties officeooo:rsid="0038fad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Toutes VMs <text:span text:style-name="T4">+ FreeCAD (avec WB Anchors) </text:span>démarrés avant demo</text:p>
      <text:p text:style-name="P5"/>
      <text:p text:style-name="P7">1 – Présentation générale</text:p>
      <text:p text:style-name="P7"/>
      <text:p text:style-name="P23">- le problème</text:p>
      <text:p text:style-name="P11"><text:s text:c="2"/><text:span text:style-name="T7">aspects collaboratifs du problème</text:span></text:p>
      <text:p text:style-name="P11"><text:s text:c="2"/><text:span text:style-name="T7">aspects modélisation du problème</text:span></text:p>
      <text:p text:style-name="P11"><text:s text:c="6"/><text:span text:style-name="T7">modélisation des assemblages</text:span></text:p>
      <text:p text:style-name="P11"><text:s text:c="6"/><text:span text:style-name="T7">librairies de pièces</text:span></text:p>
      <text:p text:style-name="P11"><text:s text:c="6"/><text:span text:style-name="T7">formats neutres insuffisants</text:span></text:p>
      <text:p text:style-name="P12">- comment a-t-il été identifié ? <text:s text:c="2"/>-&gt; CampOSV #1 en 2016</text:p>
      <text:p text:style-name="P12"><text:s text:c="2"/>un gros fichier inexploitable</text:p>
      <text:p text:style-name="P12"/>
      <text:p text:style-name="P12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2">Comment travailler à plusieurs, partout dans le monde, avec des outils différents pour concevoir un objet complexe ?</text:p>
          </table:table-cell>
        </table:table-row>
      </table:table>
      <text:p text:style-name="P12"/>
      <text:p text:style-name="P13">- les solutions</text:p>
      <text:p text:style-name="P13"><text:s text:c="2"/>chères et propriétaires</text:p>
      <text:p text:style-name="P13"><text:s text:c="2"/>gratuite, libre et ouverte <text:span text:style-name="T9">-&gt; pas de vendor lock-in</text:span></text:p>
      <text:p text:style-name="P14"><text:s text:c="4"/>les briques existent, pas la maison !</text:p>
      <text:p text:style-name="P24"><text:s text:c="8"/>-&gt; besoin d'unification des efforts vers une solution commune et intégrée.</text:p>
      <text:p text:style-name="P14"><text:s text:c="8"/><text:span text:style-name="T10">-&gt; maison la plus avancée : FreeCAD (modulaire, paramétrique, CAD, CAM, BIM ...MAIS manque PLM, collaboratif et assemblages/contraintes robustes, user-friendliness des courbes et surfaces, format = 1 gros fichier binaire)</text:span></text:p>
      <text:p text:style-name="P13"/>
      <text:p text:style-name="P15">La réponse à la question précédente existe déjà pour le software -&gt; s'en inspirer pour le hardware</text:p>
      <text:p text:style-name="P16"><text:s text:c="2"/><text:span text:style-name="T8">Distributed Version Management</text:span></text:p>
      <text:p text:style-name="P17"><text:s text:c="6"/>&lt;-- unification d'efforts effectués avec des outillages potentiellement différents.</text:p>
      <text:p text:style-name="P12"/>
      <text:p text:style-name="P7"/>
      <text:p text:style-name="P7">2 – Aspects plus techniques (présentation)</text:p>
      <text:p text:style-name="P7"/>
      <text:p text:style-name="P21">Idées / concepts:</text:p>
      <text:p text:style-name="P17"/>
      <text:p text:style-name="P17">Anchors : forme de containerisation des objets géométriques</text:p>
      <text:p text:style-name="P17"/>
      <text:p text:style-name="P17">Stepzips : forme géométrique containerisée</text:p>
      <text:p text:style-name="P17"/>
      <text:p text:style-name="P20">Party : librairies de pièces (light)</text:p>
      <text:p text:style-name="P20"/>
      <text:p text:style-name="P21">Produits:</text:p>
      <text:p text:style-name="P21"/>
      <text:p text:style-name="P21">Plugin FreeCAD pour équiper des fichiers CAO avec des ancres</text:p>
      <text:p text:style-name="P21"/>
      <text:p text:style-name="P21">OsvCad similaire à un IDE logiciel mais pour la CAO</text:p>
      <text:p text:style-name="P17"/>
      <text:p text:style-name="P18">Plateforme : github for CAD</text:p>
      <text:p text:style-name="P18"><text:s text:c="2"/>Difficulté majeure: gestion du merge</text:p>
      <text:p text:style-name="P18"/>
      <text:p text:style-name="P19"/>
      <text:p text:style-name="P7"/>
      <text:p text:style-name="P7"><text:soft-page-break/>3 - Demos</text:p>
      <text:p text:style-name="P5"/>
      <text:p text:style-name="P5">Demo UI osvcad</text:p>
      <text:p text:style-name="P8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>VM xubuntu</text:p>
          </table:table-cell>
        </table:table-row>
      </table:table>
      <text:p text:style-name="P3"/>
      <text:p text:style-name="P3"><text:s text:c="2"/><text:span text:style-name="T1">Hétérogénéïté des pièces assemblées</text:span></text:p>
      <text:p text:style-name="P3"><text:s text:c="2"/><text:span text:style-name="T1">Parler des librairies de pièces dans la demo</text:span></text:p>
      <text:p text:style-name="P3"/>
      <text:p text:style-name="P3"/>
      <text:p text:style-name="P6">Demo <text:span text:style-name="T3">FreeCAD Workbench anchors</text:span></text:p>
      <text:p text:style-name="P10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2"><text:span text:style-name="T6">Desktop / </text:span>FreeCAD-0.17-13528</text:p>
          </table:table-cell>
        </table:table-row>
      </table:table>
      <text:p text:style-name="P10"/>
      <text:p text:style-name="P4"><text:s text:c="2"/><text:span text:style-name="T3">Rapide sur une pièce simple</text:span></text:p>
      <text:p text:style-name="P4"/>
      <text:p text:style-name="P4"><text:s text:c="2"/><text:span text:style-name="T5">Limitations:</text:span></text:p>
      <text:p text:style-name="P4"><text:s text:c="4"/><text:span text:style-name="T5">Ne pas tenter d'ouvrir un stepzip (pas implémenté)</text:span></text:p>
      <text:p text:style-name="P3"/>
      <text:p text:style-name="P3"/>
      <text:p text:style-name="P5">Demo plateform<text:span text:style-name="T2">e</text:span></text:p>
      <text:p text:style-name="P8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">VM go ou VM test_install</text:p>
          </table:table-cell>
        </table:table-row>
      </table:table>
      <text:p text:style-name="P9"/>
      <text:p text:style-name="P3">Limitations:</text:p>
      <text:p text:style-name="P3"><text:s text:c="2"/>Pas d'assemblages</text:p>
      <text:p text:style-name="P3"><text:s text:c="2"/>Eviter pièces lourd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19M9S</meta:editing-duration>
    <meta:editing-cycles>26</meta:editing-cycles>
    <meta:generator>LibreOffice/5.2.7.2$Windows_x86 LibreOffice_project/2b7f1e640c46ceb28adf43ee075a6e8b8439ed10</meta:generator>
    <dc:date>2018-12-03T15:12:29.488000000</dc:date>
    <meta:document-statistic meta:table-count="4" meta:image-count="0" meta:object-count="0" meta:page-count="2" meta:paragraph-count="45" meta:word-count="270" meta:character-count="1871" meta:non-whitespace-character-count="1568"/>
    <meta:user-defined meta:name="Info 1"/>
    <meta:user-defined meta:name="Info 2"/>
    <meta:user-defined meta:name="Info 3"/>
    <meta:user-defined meta:name="Info 4"/>
  </office:meta>
</office:document-meta>
</file>